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0D000000DF000000DFE2A64042.svm"/>
  <manifest:file-entry manifest:media-type="" manifest:full-path="Object 1/Pictures/2000000D000000DF000000DF0D09113B.svm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02cm solid #000000" style:text-align-source="fix" style:repeat-content="false" fo:wrap-option="wrap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02cm solid #000000" fo:border-left="0.035cm solid #000000" fo:border-right="0.002cm solid #000000" fo:border-top="0.002cm solid #000000"/>
    </style:style>
    <style:style style:name="ce5" style:family="table-cell" style:parent-style-name="Default">
      <style:table-cell-properties fo:border-bottom="0.035cm solid #000000" fo:border-left="0.035cm solid #000000" fo:border-right="0.002cm solid #000000" fo:border-top="0.002cm solid #000000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02cm solid #000000" fo:border-left="0.002cm solid #000000" fo:border-right="none" fo:border-top="none"/>
    </style:style>
    <style:style style:name="ce8" style:family="table-cell" style:parent-style-name="Default">
      <style:table-cell-properties fo:border-bottom="none" fo:border-left="0.002cm solid #000000" fo:border-right="none" fo:border-top="0.002cm solid #000000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fo:border-left="0.002cm solid #000000" fo:border-right="none" fo:border-top="none"/>
    </style:style>
    <style:style style:name="ce11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ce12" style:family="table-cell" style:parent-style-name="Default" style:data-style-name="N2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="0.002cm solid #000000"/>
    </style:style>
    <style:style style:name="ce18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19" style:family="table-cell" style:parent-style-name="Default">
      <style:table-cell-properties fo:border-bottom="none" fo:border-left="none" fo:border-right="none" fo:border-top="0.002cm solid #000000"/>
    </style:style>
    <style:style style:name="ce20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1" style:family="table-cell" style:parent-style-name="Default" style:data-style-name="N2">
      <style:table-cell-properties fo:border-bottom="none" fo:border-left="0.002cm solid #000000" fo:border-right="none" fo:border-top="0.002cm solid #000000"/>
    </style:style>
    <style:style style:name="ce22" style:family="table-cell" style:parent-style-name="Default" style:data-style-name="N2">
      <style:table-cell-properties fo:border-bottom="none" fo:border-left="0.002cm solid #000000" fo:border-right="none" fo:border-top="none"/>
    </style:style>
    <style:style style:name="ce23" style:family="table-cell" style:parent-style-name="Default" style:data-style-name="N110">
      <style:table-cell-properties fo:border-bottom="none" fo:border-left="0.002cm solid #000000" fo:border-right="none" fo:border-top="none"/>
    </style:style>
    <style:style style:name="ce24" style:family="table-cell" style:parent-style-name="Default" style:data-style-name="N110">
      <style:table-cell-properties fo:border-bottom="none" fo:background-color="transparent" fo:border-left="0.002cm solid #000000" fo:border-right="none" fo:border-top="none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Arial1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 style:data-style-name="N1">
      <style:table-cell-properties fo:border="none"/>
    </style:style>
    <style:style style:name="ce28" style:family="table-cell" style:parent-style-name="Default">
      <style:table-cell-properties fo:border-bottom="0.002cm solid #000000" fo:border-left="none" fo:border-right="none" fo:border-top="none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30" style:family="table-cell" style:parent-style-name="Default" style:data-style-name="N110">
      <style:table-cell-properties fo:border-bottom="none" fo:border-left="none" fo:border-right="none" fo:border-top="0.002cm solid #000000"/>
    </style:style>
    <style:style style:name="ce31" style:family="table-cell" style:parent-style-name="Default" style:data-style-name="N110">
      <style:table-cell-properties fo:border="none"/>
    </style:style>
    <style:style style:name="ce3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33" style:family="table-cell" style:parent-style-name="Default" style:data-style-name="N110">
      <style:table-cell-properties fo:border-bottom="none" fo:border-left="none" fo:border-right="0.002cm solid #000000" fo:border-top="0.002cm solid #000000"/>
    </style:style>
    <style:style style:name="ce34" style:family="table-cell" style:parent-style-name="Default">
      <style:table-cell-properties fo:border-bottom="none" fo:border-left="none" fo:border-right="0.002cm solid #000000" fo:border-top="none"/>
    </style:style>
    <style:style style:name="ce35" style:family="table-cell" style:parent-style-name="Default" style:data-style-name="N110">
      <style:table-cell-properties fo:border-bottom="none" fo:border-left="none" fo:border-right="0.002cm solid #000000" fo:border-top="none"/>
    </style:style>
    <style:style style:name="ce36" style:family="table-cell" style:parent-style-name="Default">
      <style:table-cell-properties fo:border-bottom="0.002cm solid #000000" fo:border-left="none" fo:border-right="0.002cm solid #000000" fo:border-top="none"/>
    </style:style>
    <style:style style:name="ce37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38" style:family="table-cell" style:parent-style-name="Default" style:data-style-name="N2">
      <style:table-cell-properties fo:border-bottom="none" fo:border-left="none" fo:border-right="none" fo:border-top="0.002cm solid #000000"/>
    </style:style>
    <style:style style:name="ce39" style:family="table-cell" style:parent-style-name="Default" style:data-style-name="N2">
      <style:table-cell-properties fo:border="none"/>
    </style:style>
    <style:style style:name="ce40" style:family="table-cell" style:parent-style-name="Default" style:data-style-name="N110">
      <style:table-cell-properties fo:border-bottom="none" fo:border-left="0.002cm solid #000000" fo:border-right="none" fo:border-top="0.002cm solid #000000"/>
    </style:style>
    <style:style style:name="ce41" style:family="table-cell" style:parent-style-name="Default" style:data-style-name="N1">
      <style:table-cell-properties fo:border-bottom="none" fo:border-left="none" fo:border-right="none" fo:border-top="0.002cm solid #000000"/>
    </style:style>
    <style:style style:name="ce42" style:family="table-cell" style:parent-style-name="Default">
      <style:table-cell-properties fo:border-bottom="0.002cm solid #000000" style:text-align-source="fix" style:repeat-content="false" fo:wrap-option="wrap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none" fo:border-left="none" fo:border-right="0.002cm solid #000000" fo:border-top="0.002cm solid #000000"/>
    </style:style>
    <style:style style:name="ce44" style:family="table-cell" style:parent-style-name="Default">
      <style:table-cell-properties fo:border-bottom="0.002cm solid #000000" fo:border-left="0.002cm solid #000000" fo:border-right="0.035cm solid #000000" fo:border-top="0.035cm solid #000000"/>
    </style:style>
    <style:style style:name="ce45" style:family="table-cell" style:parent-style-name="Default">
      <style:table-cell-properties fo:border-bottom="0.002cm solid #000000" fo:border-left="0.002cm solid #000000" fo:border-right="0.035cm solid #000000" fo:border-top="0.002cm solid #000000"/>
    </style:style>
    <style:style style:name="ce46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47" style:family="table-cell" style:parent-style-name="Default">
      <style:table-cell-properties fo:border-bottom="0.035cm solid #000000" fo:border-left="0.002cm solid #000000" fo:border-right="0.035cm solid #000000" fo:border-top="0.002cm solid #000000"/>
    </style:style>
    <style:style style:name="ce48" style:family="table-cell" style:parent-style-name="Default" style:data-style-name="N1">
      <style:table-cell-properties fo:border-bottom="0.035cm solid #000000" fo:border-left="0.002cm solid #000000" fo:border-right="0.002cm solid #000000" fo:border-top="0.002cm solid #000000"/>
    </style:style>
    <style:style style:name="ce49" style:family="table-cell" style:parent-style-name="Default" style:data-style-name="N109">
      <style:table-cell-properties fo:border-bottom="0.035cm solid #000000" fo:border-left="0.002cm solid #000000" fo:border-right="0.002cm solid #000000" fo:border-top="0.002cm solid #000000"/>
    </style:style>
    <style:style style:name="ce50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51" style:family="table-cell" style:parent-style-name="Default" style:data-style-name="N1">
      <style:table-cell-properties fo:border-bottom="0.035cm solid #000000" fo:border-left="0.035cm solid #000000" fo:border-right="0.002cm solid #000000" fo:border-top="0.002cm solid #000000"/>
    </style:style>
    <style:style style:name="ce52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text-position="0% 100%" style:font-name="Arial1"/>
    </style:style>
  </office:automatic-styles>
  <office:body>
    <office:spreadsheet>
      <table:table table:name="Лист1" table:style-name="ta1" table:print="false">
        <table:table-column table:style-name="co1" table:number-columns-repeated="2" table:default-cell-style-name="ce10"/>
        <table:table-column table:style-name="co1" table:default-cell-style-name="ce27"/>
        <table:table-column table:style-name="co1" table:default-cell-style-name="ce31"/>
        <table:table-column table:style-name="co1" table:default-cell-style-name="ce34"/>
        <table:table-column table:style-name="co1" table:default-cell-style-name="Default"/>
        <table:table-column table:style-name="co1" table:number-columns-repeated="2" table:default-cell-style-name="ce26"/>
        <table:table-column table:style-name="co1" table:default-cell-style-name="ce34"/>
        <table:table-column table:style-name="co1" table:number-columns-repeated="1015" table:default-cell-style-name="Default"/>
        <table:table-row table:style-name="ro1">
          <table:table-cell table:style-name="ce1" office:value-type="string" table:number-columns-spanned="10" table:number-rows-spanned="1">
            <text:p>Измерено</text:p>
          </table:table-cell>
          <table:covered-table-cell table:number-columns-repeated="8" table:style-name="ce14"/>
          <table:covered-table-cell table:style-name="ce44"/>
          <table:table-cell table:style-name="ce1" office:value-type="string" table:number-columns-spanned="9" table:number-rows-spanned="1">
            <text:p>Вычислено</text:p>
          </table:table-cell>
          <table:covered-table-cell table:number-columns-repeated="7" table:style-name="ce14"/>
          <table:covered-table-cell table:style-name="ce52"/>
          <table:table-cell table:number-columns-repeated="1005"/>
        </table:table-row>
        <table:table-row table:style-name="ro2">
          <table:table-cell table:style-name="ce2" office:value-type="string" table:number-columns-spanned="3" table:number-rows-spanned="1">
            <text:p>Фазные токи</text:p>
          </table:table-cell>
          <table:covered-table-cell table:number-columns-repeated="2" table:style-name="ce15"/>
          <table:table-cell table:style-name="ce15" office:value-type="string" table:number-columns-spanned="2" table:number-rows-spanned="1">
            <text:p>Линейные токи</text:p>
          </table:table-cell>
          <table:covered-table-cell table:style-name="ce15"/>
          <table:table-cell table:style-name="ce15" office:value-type="string" table:number-columns-spanned="3" table:number-rows-spanned="1">
            <text:p>Фазные напряжения</text:p>
          </table:table-cell>
          <table:covered-table-cell table:number-columns-repeated="2" table:style-name="ce15"/>
          <table:table-cell table:style-name="ce42" office:value-type="string" table:number-columns-spanned="2" table:number-rows-spanned="1">
            <text:p>Показания ваттметров</text:p>
          </table:table-cell>
          <table:covered-table-cell table:style-name="ce45"/>
          <table:table-cell table:style-name="ce3" office:value-type="string">
            <text:p>ΣР, Вт</text:p>
          </table:table-cell>
          <table:table-cell table:style-name="ce16" office:value-type="string">
            <text:p>φ<text:span text:style-name="T3">°</text:span></text:p>
          </table:table-cell>
          <table:table-cell table:style-name="ce16" office:value-type="string">
            <text:p>R<text:span text:style-name="T1">ab</text:span><text:span text:style-name="T2">, Ом</text:span></text:p>
          </table:table-cell>
          <table:table-cell table:style-name="ce16" office:value-type="string">
            <text:p>R<text:span text:style-name="T1">bc</text:span><text:span text:style-name="T2">, Ом</text:span></text:p>
          </table:table-cell>
          <table:table-cell table:style-name="ce16" office:value-type="string">
            <text:p>R<text:span text:style-name="T1">ca</text:span><text:span text:style-name="T2">, Ом</text:span></text:p>
          </table:table-cell>
          <table:table-cell table:style-name="ce50" office:value-type="string">
            <text:p>φ<text:span text:style-name="T1">ab</text:span><text:span text:style-name="T3">°</text:span></text:p>
          </table:table-cell>
          <table:table-cell table:style-name="ce14" office:value-type="string">
            <text:p>φ<text:span text:style-name="T1">bc</text:span><text:span text:style-name="T3">°</text:span></text:p>
          </table:table-cell>
          <table:table-cell table:style-name="ce14" office:value-type="string">
            <text:p>φ<text:span text:style-name="T1">ca</text:span><text:span text:style-name="T3">°</text:span></text:p>
          </table:table-cell>
          <table:table-cell table:style-name="ce52" office:value-type="string">
            <text:p>R<text:span text:style-name="T1">14</text:span><text:span text:style-name="T2">, Ом</text:span></text:p>
          </table:table-cell>
          <table:table-cell table:number-columns-repeated="1005"/>
        </table:table-row>
        <table:table-row table:style-name="ro3">
          <table:table-cell table:style-name="ce3" office:value-type="string">
            <text:p>I<text:span text:style-name="T1">ab</text:span><text:span text:style-name="T2">, A</text:span></text:p>
          </table:table-cell>
          <table:table-cell table:style-name="ce16" office:value-type="string">
            <text:p>I<text:span text:style-name="T1">bc</text:span>, A</text:p>
          </table:table-cell>
          <table:table-cell table:style-name="ce16" office:value-type="string">
            <text:p>I<text:span text:style-name="T1">ca</text:span>, A</text:p>
          </table:table-cell>
          <table:table-cell table:style-name="ce16" office:value-type="string">
            <text:p>I<text:span text:style-name="T1">A</text:span>, A</text:p>
          </table:table-cell>
          <table:table-cell table:style-name="ce16" office:value-type="string">
            <text:p>I<text:span text:style-name="T1">B</text:span>, A</text:p>
          </table:table-cell>
          <table:table-cell table:style-name="ce16" office:value-type="string">
            <text:p>U<text:span text:style-name="T1">ab</text:span><text:span text:style-name="T2">, B</text:span></text:p>
          </table:table-cell>
          <table:table-cell table:style-name="ce16" office:value-type="string">
            <text:p><text:span text:style-name="T2">U</text:span><text:span text:style-name="T1">bc</text:span>, B</text:p>
          </table:table-cell>
          <table:table-cell table:style-name="ce16" office:value-type="string">
            <text:p>U<text:span text:style-name="T1">ca</text:span>, B</text:p>
          </table:table-cell>
          <table:table-cell table:style-name="ce16" office:value-type="string">
            <text:p>P<text:span text:style-name="T1">ab</text:span>, Вт</text:p>
          </table:table-cell>
          <table:table-cell table:style-name="ce46" office:value-type="string">
            <text:p>P<text:span text:style-name="T1">bc</text:span>, Вт</text:p>
          </table:table-cell>
          <table:table-cell table:style-name="ce5" table:formula="of:=3*[.I4]" office:value-type="float" office:value="116.7">
            <text:p>116,7</text:p>
          </table:table-cell>
          <table:table-cell table:style-name="ce48" table:formula="of:=DEGREES(ACOS([.K3]/(3*[.A4]*[.F4])))" office:value-type="float" office:value="1.35993179898847">
            <text:p>1</text:p>
          </table:table-cell>
          <table:table-cell table:style-name="ce49" table:formula="of:=[.F4]/[.A4]" office:value-type="float" office:value="116.470588235294">
            <text:p>116,5</text:p>
          </table:table-cell>
          <table:table-cell table:style-name="ce49" table:formula="of:=[.G4]/[.B4]" office:value-type="float" office:value="115.077989601387">
            <text:p>115,1</text:p>
          </table:table-cell>
          <table:table-cell table:style-name="ce49" table:formula="of:=[.H4]/[.C4]" office:value-type="float" office:value="122.266910420475">
            <text:p>122,3</text:p>
          </table:table-cell>
          <table:table-cell table:style-name="ce51" table:formula="of:=DEGREES(ACOS([.I5]/[.A5]/[.F5]))" office:value-type="float" office:value="60.2500000892356">
            <text:p>60</text:p>
          </table:table-cell>
          <table:table-cell table:style-name="ce48" table:formula="of:=DEGREES(ACOS([.J5]/[.B5]/[.G5]))" office:value-type="float" office:value="61.2492345901723">
            <text:p>61</text:p>
          </table:table-cell>
          <table:table-cell table:style-name="ce48" office:value-type="float" office:value="0">
            <text:p>0</text:p>
          </table:table-cell>
          <table:table-cell table:style-name="ce47" table:formula="of:=[.H5]/[.C5]-[.O3]" office:value-type="float" office:value="237.945855536971">
            <text:p>237,945855537</text:p>
          </table:table-cell>
          <table:table-cell table:number-columns-repeated="1005"/>
        </table:table-row>
        <table:table-row table:style-name="ro3">
          <table:table-cell table:style-name="ce4" office:value-type="float" office:value="0.578">
            <text:p>0,578</text:p>
          </table:table-cell>
          <table:table-cell table:style-name="ce17" office:value-type="float" office:value="0.577">
            <text:p>0,577</text:p>
          </table:table-cell>
          <table:table-cell table:style-name="ce17" office:value-type="float" office:value="0.547">
            <text:p>0,547</text:p>
          </table:table-cell>
          <table:table-cell table:style-name="ce17" office:value-type="float" office:value="0.981">
            <text:p>0,981</text:p>
          </table:table-cell>
          <table:table-cell table:style-name="ce17" office:value-type="float" office:value="0.991">
            <text:p>0,991</text:p>
          </table:table-cell>
          <table:table-cell table:style-name="ce17" office:value-type="float" office:value="67.32">
            <text:p>67,32</text:p>
          </table:table-cell>
          <table:table-cell table:style-name="ce17" office:value-type="float" office:value="66.4">
            <text:p>66,4</text:p>
          </table:table-cell>
          <table:table-cell table:style-name="ce17" office:value-type="float" office:value="66.88">
            <text:p>66,88</text:p>
          </table:table-cell>
          <table:table-cell table:style-name="ce17" office:value-type="float" office:value="38.9">
            <text:p>38,9</text:p>
          </table:table-cell>
          <table:table-cell table:style-name="ce45" office:value-type="float" office:value="38.4">
            <text:p>38,4</text:p>
          </table:table-cell>
          <table:table-cell table:number-columns-repeated="1014"/>
        </table:table-row>
        <table:table-row table:style-name="ro3">
          <table:table-cell table:style-name="ce5" office:value-type="float" office:value="0.232">
            <text:p>0,232</text:p>
          </table:table-cell>
          <table:table-cell table:style-name="ce18" office:value-type="float" office:value="0.282">
            <text:p>0,282</text:p>
          </table:table-cell>
          <table:table-cell table:style-name="ce18" office:value-type="float" office:value="0.188">
            <text:p>0,188</text:p>
          </table:table-cell>
          <table:table-cell table:style-name="ce18" office:value-type="float" office:value="0.421">
            <text:p>0,421</text:p>
          </table:table-cell>
          <table:table-cell table:style-name="ce18" office:value-type="float" office:value="0.052">
            <text:p>0,052</text:p>
          </table:table-cell>
          <table:table-cell table:style-name="ce18" office:value-type="float" office:value="70.36">
            <text:p>70,36</text:p>
          </table:table-cell>
          <table:table-cell table:style-name="ce18" office:value-type="float" office:value="69.3">
            <text:p>69,3</text:p>
          </table:table-cell>
          <table:table-cell table:style-name="ce18" office:value-type="float" office:value="67.72">
            <text:p>67,72</text:p>
          </table:table-cell>
          <table:table-cell table:style-name="ce18" office:value-type="float" office:value="8.1">
            <text:p>8,1</text:p>
          </table:table-cell>
          <table:table-cell table:style-name="ce47" office:value-type="float" office:value="9.4">
            <text:p>9,4</text:p>
          </table:table-cell>
          <table:table-cell table:number-columns-repeated="1014"/>
        </table:table-row>
        <table:table-row table:style-name="ro1" table:number-rows-repeated="3">
          <table:table-cell table:style-name="Default" table:number-columns-repeated="5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3"/>
          <table:table-cell>
            <draw:frame table:end-cell-address="Лист1.P29" table:end-x="1.347cm" table:end-y="0.231cm" draw:z-index="1" draw:style-name="gr1" draw:text-style-name="P1" svg:width="9.48cm" svg:height="8.91cm" svg:x="0.829cm" svg:y="0.354cm">
              <draw:object draw:notify-on-update-of-ranges="Лист1.H13:Лист1.H14 Лист1.A13:Лист1.A13 Лист1.I13:Лист1.I14 Лист1.H15:Лист1.H16 Лист1.A15:Лист1.A15 Лист1.I15:Лист1.I16 Лист1.H17:Лист1.H18 Лист1.A17:Лист1.A17 Лист1.I17:Лист1.I18 Лист1.H19:Лист1.H20 Лист1.A19:Лист1.A19 Лист1.I19:Лист1.I20 Лист1.H21:Лист1.H22 Лист1.A21:Лист1.A21 Лист1.I21:Лист1.I22 Лист1.H23:Лист1.H24 Лист1.A23:Лист1.A23 Лист1.I23:Лист1.I2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Лист1.W29" table:end-x="0.741cm" table:end-y="0.234cm" draw:z-index="0" draw:style-name="gr1" draw:text-style-name="P1" svg:width="9.48cm" svg:height="8.91cm" svg:x="0.223cm" svg:y="0.357cm">
              <draw:object draw:notify-on-update-of-ranges="Лист1.D13:Лист1.D14 Лист1.A13:Лист1.A13 Лист1.E13:Лист1.E14 Лист1.D15:Лист1.D16 Лист1.A15:Лист1.A15 Лист1.E15:Лист1.E16 Лист1.D17:Лист1.D18 Лист1.A17:Лист1.A17 Лист1.E17:Лист1.E18 Лист1.D19:Лист1.D20 Лист1.A19:Лист1.A19 Лист1.E19:Лист1.E20 Лист1.D21:Лист1.D22 Лист1.A21:Лист1.A21 Лист1.E21:Лист1.E22 Лист1.D23:Лист1.D24 Лист1.A23:Лист1.A23 Лист1.E23:Лист1.E2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table:style-name="ce6" office:value-type="string" table:number-columns-spanned="9" table:number-rows-spanned="1">
            <text:p>Рассчеты координат к векторным диаграммам</text:p>
          </table:table-cell>
          <table:covered-table-cell table:number-columns-repeated="7" table:style-name="ce19"/>
          <table:covered-table-cell table:style-name="ce43"/>
          <table:table-cell table:number-columns-repeated="1015"/>
        </table:table-row>
        <table:table-row table:style-name="ro1">
          <table:table-cell table:style-name="ce7"/>
          <table:table-cell table:style-name="ce20" office:value-type="string" table:number-columns-spanned="4" table:number-rows-spanned="1">
            <text:p>Схема 5</text:p>
          </table:table-cell>
          <table:covered-table-cell table:number-columns-repeated="3" table:style-name="ce20"/>
          <table:table-cell table:style-name="ce37" office:value-type="string" table:number-columns-spanned="4" table:number-rows-spanned="1">
            <text:p>Схема 1</text:p>
          </table:table-cell>
          <table:covered-table-cell table:number-columns-repeated="2" table:style-name="ce20"/>
          <table:covered-table-cell table:style-name="ce37"/>
          <table:table-cell table:number-columns-repeated="1015"/>
        </table:table-row>
        <table:table-row table:style-name="ro1">
          <table:table-cell table:style-name="ce8"/>
          <table:table-cell table:style-name="ce9" office:value-type="string">
            <text:p>r</text:p>
          </table:table-cell>
          <table:table-cell table:style-name="ce25" office:value-type="string">
            <text:p>φ</text:p>
          </table:table-cell>
          <table:table-cell table:style-name="ce29" office:value-type="string">
            <text:p>x</text:p>
          </table:table-cell>
          <table:table-cell table:style-name="ce32" office:value-type="string">
            <text:p>y</text:p>
          </table:table-cell>
          <table:table-cell table:style-name="ce29" office:value-type="string">
            <text:p>r</text:p>
          </table:table-cell>
          <table:table-cell table:style-name="ce25" office:value-type="string">
            <text:p>φ</text:p>
          </table:table-cell>
          <table:table-cell table:style-name="ce29" office:value-type="string">
            <text:p>x</text:p>
          </table:table-cell>
          <table:table-cell table:style-name="ce32" office:value-type="string">
            <text:p>y</text:p>
          </table:table-cell>
          <table:table-cell table:number-columns-repeated="8"/>
          <table:table-cell table:number-columns-repeated="2"/>
          <table:table-cell table:number-columns-repeated="1005"/>
        </table:table-row>
        <table:table-row table:style-name="ro1">
          <table:table-cell table:style-name="ce9" table:formula="of:=[.F3]" office:value-type="string" office:string-value="Uab, B" table:number-columns-spanned="1" table:number-rows-spanned="2">
            <text:p>Uab, B</text:p>
          </table:table-cell>
          <table:table-cell table:style-name="ce21" table:formula="of:=MAX([.B19];[.B21];[.B23])/2" office:value-type="float" office:value="0.289">
            <text:p>0,29</text:p>
          </table:table-cell>
          <table:table-cell table:style-name="ce19" office:value-type="float" office:value="0">
            <text:p>0</text:p>
          </table:table-cell>
          <table:table-cell table:style-name="ce30" table:formula="of:=[.B13]*COS(RADIANS([.C13]))" office:value-type="float" office:value="0.289">
            <text:p>0,289</text:p>
          </table:table-cell>
          <table:table-cell table:style-name="ce33" table:formula="of:=[.B13]*SIN(RADIANS([.C13]))" office:value-type="float" office:value="0">
            <text:p>0,000</text:p>
          </table:table-cell>
          <table:table-cell table:style-name="ce38" table:formula="of:=MAX([.F19];[.F21];[.F23])/2" office:value-type="float" office:value="0.141">
            <text:p>0,14</text:p>
          </table:table-cell>
          <table:table-cell table:style-name="ce19" office:value-type="float" office:value="0">
            <text:p>0</text:p>
          </table:table-cell>
          <table:table-cell table:style-name="ce30" table:formula="of:=[.F13]*COS(RADIANS([.G13]))" office:value-type="float" office:value="0.141">
            <text:p>0,141</text:p>
          </table:table-cell>
          <table:table-cell table:style-name="ce33" table:formula="of:=[.F13]*SIN(RADIANS([.G13]))" office:value-type="float" office:value="0">
            <text:p>0,000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0">
            <text:p>0</text:p>
          </table:table-cell>
          <table:table-cell table:number-columns-repeated="2" table:style-name="ce2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1" table:formula="of:=[.G3]" office:value-type="string" office:string-value="Ubc, B" table:number-columns-spanned="1" table:number-rows-spanned="2">
            <text:p>Ubc, B</text:p>
          </table:table-cell>
          <table:table-cell table:style-name="ce22" table:formula="of:=[.B13]" office:value-type="float" office:value="0.289">
            <text:p>0,29</text:p>
          </table:table-cell>
          <table:table-cell office:value-type="float" office:value="120">
            <text:p>120</text:p>
          </table:table-cell>
          <table:table-cell table:formula="of:=[.B15]*COS(RADIANS([.C15]))" office:value-type="float" office:value="-0.1445">
            <text:p>-0,145</text:p>
          </table:table-cell>
          <table:table-cell table:style-name="ce35" table:formula="of:=[.B15]*SIN(RADIANS([.C15]))" office:value-type="float" office:value="0.250281341693703">
            <text:p>0,250</text:p>
          </table:table-cell>
          <table:table-cell table:style-name="ce39" table:formula="of:=[.F13]" office:value-type="float" office:value="0.141">
            <text:p>0,14</text:p>
          </table:table-cell>
          <table:table-cell table:style-name="ce27" office:value-type="float" office:value="120">
            <text:p>120</text:p>
          </table:table-cell>
          <table:table-cell table:style-name="ce31" table:formula="of:=[.F15]*COS(RADIANS([.G15]))" office:value-type="float" office:value="-0.0705">
            <text:p>-0,071</text:p>
          </table:table-cell>
          <table:table-cell table:style-name="ce35" table:formula="of:=[.F15]*SIN(RADIANS([.G15]))" office:value-type="float" office:value="0.122109581933606">
            <text:p>0,122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0">
            <text:p>0</text:p>
          </table:table-cell>
          <table:table-cell table:number-columns-repeated="2" table:style-name="ce2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2" table:formula="of:=[.H3]" office:value-type="string" office:string-value="Uca, B" table:number-columns-spanned="1" table:number-rows-spanned="2">
            <text:p>Uca, B</text:p>
          </table:table-cell>
          <table:table-cell table:style-name="ce22" table:formula="of:=[.B13]" office:value-type="float" office:value="0.289">
            <text:p>0,29</text:p>
          </table:table-cell>
          <table:table-cell office:value-type="float" office:value="-120">
            <text:p>-120</text:p>
          </table:table-cell>
          <table:table-cell table:formula="of:=[.B17]*COS(RADIANS([.C17]))" office:value-type="float" office:value="-0.1445">
            <text:p>-0,145</text:p>
          </table:table-cell>
          <table:table-cell table:style-name="ce35" table:formula="of:=[.B17]*SIN(RADIANS([.C17]))" office:value-type="float" office:value="-0.250281341693703">
            <text:p>-0,250</text:p>
          </table:table-cell>
          <table:table-cell table:style-name="ce39" table:formula="of:=[.F13]" office:value-type="float" office:value="0.141">
            <text:p>0,14</text:p>
          </table:table-cell>
          <table:table-cell table:style-name="ce27" office:value-type="float" office:value="-120">
            <text:p>-120</text:p>
          </table:table-cell>
          <table:table-cell table:style-name="ce31" table:formula="of:=[.F17]*COS(RADIANS([.G17]))" office:value-type="float" office:value="-0.0705">
            <text:p>-0,071</text:p>
          </table:table-cell>
          <table:table-cell table:style-name="ce35" table:formula="of:=[.F17]*SIN(RADIANS([.G17]))" office:value-type="float" office:value="-0.122109581933606">
            <text:p>-0,122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7" office:value-type="float" office:value="0">
            <text:p>0</text:p>
          </table:table-cell>
          <table:table-cell table:number-columns-repeated="2" table:style-name="ce28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3" table:style-name="ce28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1" table:formula="of:=[.A3]" office:value-type="string" office:string-value="Iab, A" table:number-columns-spanned="1" table:number-rows-spanned="2">
            <text:p>Iab, A</text:p>
          </table:table-cell>
          <table:table-cell table:style-name="ce23" table:formula="of:=[.A4]" office:value-type="float" office:value="0.578">
            <text:p>0,578</text:p>
          </table:table-cell>
          <table:table-cell table:formula="of:=[.R12]" office:value-type="float" office:value="0">
            <text:p>0</text:p>
          </table:table-cell>
          <table:table-cell table:formula="of:=[.B19]*COS(RADIANS([.C19]))" office:value-type="float" office:value="0.578">
            <text:p>0,578</text:p>
          </table:table-cell>
          <table:table-cell table:style-name="ce35" table:formula="of:=[.B19]*SIN(RADIANS([.C19]))" office:value-type="float" office:value="0">
            <text:p>0,000</text:p>
          </table:table-cell>
          <table:table-cell table:style-name="ce40" table:formula="of:=[.A5]" office:value-type="float" office:value="0.232">
            <text:p>0,232</text:p>
          </table:table-cell>
          <table:table-cell table:style-name="ce41" table:formula="of:=[.P3]" office:value-type="float" office:value="60.2500000892356">
            <text:p>60</text:p>
          </table:table-cell>
          <table:table-cell table:style-name="ce30" table:formula="of:=[.F19]*COS(RADIANS([.G19]))" office:value-type="float" office:value="0.115122228538943">
            <text:p>0,115</text:p>
          </table:table-cell>
          <table:table-cell table:style-name="ce33" table:formula="of:=[.F19]*SIN(RADIANS([.G19]))" office:value-type="float" office:value="0.201422125140779">
            <text:p>0,201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0">
            <text:p>0</text:p>
          </table:table-cell>
          <table:table-cell table:number-columns-repeated="2" table:style-name="ce2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1" table:formula="of:=[.B3]" office:value-type="string" office:string-value="Ibc, A" table:number-columns-spanned="1" table:number-rows-spanned="2">
            <text:p>Ibc, A</text:p>
          </table:table-cell>
          <table:table-cell table:style-name="ce23" table:formula="of:=[.B4]" office:value-type="float" office:value="0.577">
            <text:p>0,577</text:p>
          </table:table-cell>
          <table:table-cell table:formula="of:=120-[.S12]" office:value-type="float" office:value="120">
            <text:p>120</text:p>
          </table:table-cell>
          <table:table-cell table:formula="of:=[.B21]*COS(RADIANS([.C21]))" office:value-type="float" office:value="-0.2885">
            <text:p>-0,289</text:p>
          </table:table-cell>
          <table:table-cell table:style-name="ce35" table:formula="of:=[.B21]*SIN(RADIANS([.C21]))" office:value-type="float" office:value="0.499696657983621">
            <text:p>0,500</text:p>
          </table:table-cell>
          <table:table-cell table:style-name="ce23" table:formula="of:=[.B5]" office:value-type="float" office:value="0.282">
            <text:p>0,282</text:p>
          </table:table-cell>
          <table:table-cell table:style-name="ce27" table:formula="of:=120-[.Q3]" office:value-type="float" office:value="58.7507654098277">
            <text:p>59</text:p>
          </table:table-cell>
          <table:table-cell table:style-name="ce31" table:formula="of:=[.F21]*COS(RADIANS([.G21]))" office:value-type="float" office:value="0.146290838150624">
            <text:p>0,146</text:p>
          </table:table-cell>
          <table:table-cell table:style-name="ce35" table:formula="of:=[.F21]*SIN(RADIANS([.G21]))" office:value-type="float" office:value="0.241087101839124">
            <text:p>0,241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0">
            <text:p>0</text:p>
          </table:table-cell>
          <table:table-cell table:number-columns-repeated="2" table:style-name="ce2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1" table:formula="of:=[.C3]" office:value-type="string" office:string-value="Ica, A" table:number-columns-spanned="1" table:number-rows-spanned="2">
            <text:p>Ica, A</text:p>
          </table:table-cell>
          <table:table-cell table:style-name="ce23" table:formula="of:=[.C4]" office:value-type="float" office:value="0.547">
            <text:p>0,547</text:p>
          </table:table-cell>
          <table:table-cell office:value-type="float" office:value="-120">
            <text:p>-120</text:p>
          </table:table-cell>
          <table:table-cell table:formula="of:=[.B23]*COS(RADIANS([.C23]))" office:value-type="float" office:value="-0.2735">
            <text:p>-0,274</text:p>
          </table:table-cell>
          <table:table-cell table:style-name="ce35" table:formula="of:=[.B23]*SIN(RADIANS([.C23]))" office:value-type="float" office:value="-0.473715895870088">
            <text:p>-0,474</text:p>
          </table:table-cell>
          <table:table-cell table:style-name="ce23" table:formula="of:=[.C5]" office:value-type="float" office:value="0.188">
            <text:p>0,188</text:p>
          </table:table-cell>
          <table:table-cell table:style-name="ce27" office:value-type="float" office:value="-120">
            <text:p>-120</text:p>
          </table:table-cell>
          <table:table-cell table:style-name="ce31" table:formula="of:=[.F23]*COS(RADIANS([.G23]))" office:value-type="float" office:value="-0.094">
            <text:p>-0,094</text:p>
          </table:table-cell>
          <table:table-cell table:style-name="ce35" table:formula="of:=[.F23]*SIN(RADIANS([.G23]))" office:value-type="float" office:value="-0.162812775911474">
            <text:p>-0,163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0">
            <text:p>0</text:p>
          </table:table-cell>
          <table:table-cell table:number-columns-repeated="2" table:style-name="ce2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3" office:value-type="string" table:number-columns-spanned="1" table:number-rows-spanned="2">
            <text:p>I<text:span text:style-name="T1">C</text:span>, A</text:p>
          </table:table-cell>
          <table:table-cell table:style-name="ce24" table:formula="of:=SQRT([.D25]^2+[.E25]^2)" office:value-type="float" office:value="0.973528119778777">
            <text:p>0,974</text:p>
          </table:table-cell>
          <table:table-cell table:formula="of:=DEGREES (ACOS([.D25]/[.B25]))" office:value-type="float" office:value="89.1171588326118">
            <text:p>89</text:p>
          </table:table-cell>
          <table:table-cell table:formula="of:=[.D23]-[.D21]" office:value-type="float" office:value="0.015">
            <text:p>0,015</text:p>
          </table:table-cell>
          <table:table-cell table:style-name="ce31" table:formula="of:=[.E23]-[.E21]" office:value-type="float" office:value="-0.973412553853709">
            <text:p>-0,973</text:p>
          </table:table-cell>
          <table:table-cell table:style-name="ce24" table:formula="of:=SQRT([.H25]^2+[.I25]^2)" office:value-type="float" office:value="0.469973188752377">
            <text:p>0,470</text:p>
          </table:table-cell>
          <table:table-cell table:style-name="ce27" table:formula="of:=DEGREES(ACOS([.H25]/[.F25]))" office:value-type="float" office:value="120.749545505225">
            <text:p>121</text:p>
          </table:table-cell>
          <table:table-cell table:style-name="ce31" table:formula="of:=[.H23]-[.H21]" office:value-type="float" office:value="-0.240290838150623">
            <text:p>-0,240</text:p>
          </table:table-cell>
          <table:table-cell table:style-name="ce35" table:formula="of:=[.I23]-[.I21]" office:value-type="float" office:value="-0.403899877750598">
            <text:p>-0,404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7" office:value-type="float" office:value="0">
            <text:p>0</text:p>
          </table:table-cell>
          <table:table-cell table:number-columns-repeated="2" table:style-name="ce28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28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10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1">11.06.2015</text:date>, <text:time>10:28:0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5-05-27T11:46:09.87</meta:creation-date>
    <dc:date>2015-06-11T10:28:05.88</dc:date>
    <dc:creator>Егор Клёнин</dc:creator>
    <meta:editing-duration>PT3H7M23S</meta:editing-duration>
    <meta:editing-cycles>11</meta:editing-cycles>
    <meta:generator>OpenOffice/4.1.1$Win32 OpenOffice.org_project/411m6$Build-9775</meta:generator>
    <meta:document-statistic meta:table-count="1" meta:cell-count="18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09">
      <number:number number:decimal-places="1"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9">
      <style:chart-properties chart:display-label="true" chart:logarithmic="false" chart:minimum="-0.2" chart:maximum="0.3" chart:interval-major="0.1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amed-symbol" chart:symbol-name="circl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09">
      <style:chart-properties chart:symbol-type="named-symbol" chart:symbol-name="circle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09">
      <style:chart-properties chart:symbol-type="named-symbol" chart:symbol-name="circle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09">
      <style:chart-properties chart:symbol-type="named-symbol" chart:symbol-name="arrow-left" chart:symbol-width="0.25cm" chart:symbol-height="0.25cm">
        <chart:symbol-image xlink:href="Pictures/2000000D000000DF000000DFE2A64042.svm" xlink:type="simple" xlink:actuate="onLoad"/>
      </style:chart-properties>
      <style:graphic-properties svg:stroke-width="0.05cm" svg:stroke-color="#004586" draw:fill-color="#004586"/>
      <style:text-properties fo:font-size="10pt" style:font-size-asian="10pt" style:font-size-complex="10pt"/>
    </style:style>
    <style:style style:name="ch11" style:family="chart" style:data-style-name="N109">
      <style:chart-properties chart:symbol-type="named-symbol" chart:symbol-name="arrow-left" chart:symbol-width="0.25cm" chart:symbol-height="0.25cm">
        <chart:symbol-image xlink:href="Pictures/2000000D000000DF000000DF0D09113B.svm" xlink:type="simple" xlink:actuate="onLoad"/>
      </style:chart-properties>
      <style:graphic-properties svg:stroke-width="0.05cm" svg:stroke-color="#ff420e" draw:fill-color="#ff420e"/>
      <style:text-properties fo:font-size="10pt" style:font-size-asian="10pt" style:font-size-complex="10pt"/>
    </style:style>
    <style:style style:name="ch12" style:family="chart" style:data-style-name="N109">
      <style:chart-properties chart:symbol-type="named-symbol" chart:symbol-name="arrow-right" chart:symbol-width="0.25cm" chart:symbol-height="0.25cm"/>
      <style:graphic-properties svg:stroke-width="0.05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666666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481cm" svg:height="8.911cm" xlink:href=".." xlink:type="simple" chart:class="chart:scatter" chart:style-name="ch1">
        <chart:title svg:x="0.622cm" svg:y="0.314cm" chart:style-name="ch2">
          <text:p>Несимметричная комплексная нагрузка</text:p>
        </chart:title>
        <chart:legend chart:legend-position="end" svg:x="7.079cm" svg:y="2.833cm" style:legend-expansion="high" chart:style-name="ch3"/>
        <chart:plot-area chart:style-name="ch4" table:cell-range-address="Лист1.H13:Лист1.I14 Лист1.A13:Лист1.A13 Лист1.A15:Лист1.A15 Лист1.I15:Лист1.I24 Лист1.A17:Лист1.A17 Лист1.A19:Лист1.A19 Лист1.A21:Лист1.A21 Лист1.A23:Лист1.A23" chart:data-source-has-labels="row" svg:x="0.613cm" svg:y="1.519cm" svg:width="6.518cm" svg:height="6.418cm">
          <chartooo:coordinate-region svg:x="0.904cm" svg:y="1.732cm" svg:width="5.987cm" svg:height="5.99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I13:Лист1.I14" chart:label-cell-address="Лист1.A13:Лист1.A13" chart:class="chart:scatter">
            <chart:domain table:cell-range-address="Лист1.H13:Лист1.H14"/>
            <chart:data-point chart:repeated="2"/>
          </chart:series>
          <chart:series chart:style-name="ch8" chart:values-cell-range-address="Лист1.I15:Лист1.I16" chart:label-cell-address="Лист1.A15:Лист1.A15" chart:class="chart:scatter">
            <chart:domain table:cell-range-address="Лист1.H15:Лист1.H16"/>
            <chart:data-point chart:repeated="2"/>
          </chart:series>
          <chart:series chart:style-name="ch9" chart:values-cell-range-address="Лист1.I17:Лист1.I18" chart:label-cell-address="Лист1.A17:Лист1.A17" chart:class="chart:scatter">
            <chart:domain table:cell-range-address="Лист1.H17:Лист1.H18"/>
            <chart:data-point chart:repeated="2"/>
          </chart:series>
          <chart:series chart:style-name="ch10" chart:values-cell-range-address="Лист1.I19:Лист1.I20" chart:label-cell-address="Лист1.A19:Лист1.A19" chart:class="chart:scatter">
            <chart:domain table:cell-range-address="Лист1.H19:Лист1.H20"/>
            <chart:data-point chart:repeated="2"/>
          </chart:series>
          <chart:series chart:style-name="ch11" chart:values-cell-range-address="Лист1.I21:Лист1.I22" chart:label-cell-address="Лист1.A21:Лист1.A21" chart:class="chart:scatter">
            <chart:domain table:cell-range-address="Лист1.H21:Лист1.H22"/>
            <chart:data-point chart:repeated="2"/>
          </chart:series>
          <chart:series chart:style-name="ch12" chart:values-cell-range-address="Лист1.I23:Лист1.I24" chart:label-cell-address="Лист1.A23:Лист1.A23" chart:class="chart:scatter">
            <chart:domain table:cell-range-address="Лист1.H23:Лист1.H24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H</text:p>
              </table:table-cell>
              <table:table-cell office:value-type="string">
                <text:p>Uab, B</text:p>
                <draw:g>
                  <svg:desc>Лист1.A13:Лист1.A13</svg:desc>
                </draw:g>
              </table:table-cell>
              <table:table-cell office:value-type="string">
                <text:p>Столбец H</text:p>
              </table:table-cell>
              <table:table-cell office:value-type="string">
                <text:p>Ubc, B</text:p>
                <draw:g>
                  <svg:desc>Лист1.A15:Лист1.A15</svg:desc>
                </draw:g>
              </table:table-cell>
              <table:table-cell office:value-type="string">
                <text:p>Столбец H</text:p>
              </table:table-cell>
              <table:table-cell office:value-type="string">
                <text:p>Uca, B</text:p>
                <draw:g>
                  <svg:desc>Лист1.A17:Лист1.A17</svg:desc>
                </draw:g>
              </table:table-cell>
              <table:table-cell office:value-type="string">
                <text:p>Столбец H</text:p>
              </table:table-cell>
              <table:table-cell office:value-type="string">
                <text:p>Iab, A</text:p>
                <draw:g>
                  <svg:desc>Лист1.A19:Лист1.A19</svg:desc>
                </draw:g>
              </table:table-cell>
              <table:table-cell office:value-type="string">
                <text:p>Столбец H</text:p>
              </table:table-cell>
              <table:table-cell office:value-type="string">
                <text:p>Ibc, A</text:p>
                <draw:g>
                  <svg:desc>Лист1.A21:Лист1.A21</svg:desc>
                </draw:g>
              </table:table-cell>
              <table:table-cell office:value-type="string">
                <text:p>Столбец H</text:p>
              </table:table-cell>
              <table:table-cell office:value-type="string">
                <text:p>Ica, A</text:p>
                <draw:g>
                  <svg:desc>Лист1.A23:Лист1.A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41">
                <text:p>0.141</text:p>
                <draw:g>
                  <svg:desc>Лист1.H13:Лист1.H14</svg:desc>
                </draw:g>
              </table:table-cell>
              <table:table-cell office:value-type="float" office:value="0">
                <text:p>0</text:p>
                <draw:g>
                  <svg:desc>Лист1.I13:Лист1.I14</svg:desc>
                </draw:g>
              </table:table-cell>
              <table:table-cell office:value-type="float" office:value="-0.0705">
                <text:p>-0.0705</text:p>
                <draw:g>
                  <svg:desc>Лист1.H15:Лист1.H16</svg:desc>
                </draw:g>
              </table:table-cell>
              <table:table-cell office:value-type="float" office:value="0.122109581933606">
                <text:p>0.122109581933606</text:p>
                <draw:g>
                  <svg:desc>Лист1.I15:Лист1.I16</svg:desc>
                </draw:g>
              </table:table-cell>
              <table:table-cell office:value-type="float" office:value="-0.0705">
                <text:p>-0.0705</text:p>
                <draw:g>
                  <svg:desc>Лист1.H17:Лист1.H18</svg:desc>
                </draw:g>
              </table:table-cell>
              <table:table-cell office:value-type="float" office:value="-0.122109581933606">
                <text:p>-0.122109581933606</text:p>
                <draw:g>
                  <svg:desc>Лист1.I17:Лист1.I18</svg:desc>
                </draw:g>
              </table:table-cell>
              <table:table-cell office:value-type="float" office:value="0.115122228538943">
                <text:p>0.115122228538943</text:p>
                <draw:g>
                  <svg:desc>Лист1.H19:Лист1.H20</svg:desc>
                </draw:g>
              </table:table-cell>
              <table:table-cell office:value-type="float" office:value="0.201422125140779">
                <text:p>0.201422125140779</text:p>
                <draw:g>
                  <svg:desc>Лист1.I19:Лист1.I20</svg:desc>
                </draw:g>
              </table:table-cell>
              <table:table-cell office:value-type="float" office:value="0.146290838150624">
                <text:p>0.146290838150624</text:p>
                <draw:g>
                  <svg:desc>Лист1.H21:Лист1.H22</svg:desc>
                </draw:g>
              </table:table-cell>
              <table:table-cell office:value-type="float" office:value="0.241087101839124">
                <text:p>0.241087101839124</text:p>
                <draw:g>
                  <svg:desc>Лист1.I21:Лист1.I22</svg:desc>
                </draw:g>
              </table:table-cell>
              <table:table-cell office:value-type="float" office:value="-0.094">
                <text:p>-0.094</text:p>
                <draw:g>
                  <svg:desc>Лист1.H23:Лист1.H24</svg:desc>
                </draw:g>
              </table:table-cell>
              <table:table-cell office:value-type="float" office:value="-0.162812775911474">
                <text:p>-0.162812775911474</text:p>
                <draw:g>
                  <svg:desc>Лист1.I23:Лист1.I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09">
      <number:number number:decimal-places="1"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9">
      <style:chart-properties chart:display-label="true" chart:logarithmic="false" chart:minimum="-0.4" chart:maximum="0.8" chart:interval-major="0.2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display-label="true" chart:logarithmic="false" chart:minimum="-0.6" chart:maximum="0.6" chart:interval-major="0.2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8" style:family="chart" style:data-style-name="N109">
      <style:chart-properties chart:symbol-type="named-symbol" chart:symbol-name="circl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09">
      <style:chart-properties chart:symbol-type="named-symbol" chart:symbol-name="circle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09">
      <style:chart-properties chart:symbol-type="named-symbol" chart:symbol-name="circle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9">
      <style:chart-properties chart:symbol-type="named-symbol" chart:symbol-name="arrow-right" chart:symbol-width="0.25cm" chart:symbol-height="0.25cm"/>
      <style:graphic-properties svg:stroke-width="0.05cm" svg:stroke-color="#004586" draw:fill-color="#004586"/>
      <style:text-properties fo:font-size="10pt" style:font-size-asian="10pt" style:font-size-complex="10pt"/>
    </style:style>
    <style:style style:name="ch12" style:family="chart" style:data-style-name="N109">
      <style:chart-properties chart:symbol-type="named-symbol" chart:symbol-name="arrow-right" chart:symbol-width="0.25cm" chart:symbol-height="0.25cm"/>
      <style:graphic-properties svg:stroke-width="0.05cm" svg:stroke-color="#ff420e" draw:fill-color="#ff420e"/>
      <style:text-properties fo:font-size="10pt" style:font-size-asian="10pt" style:font-size-complex="10pt"/>
    </style:style>
    <style:style style:name="ch13" style:family="chart" style:data-style-name="N109">
      <style:chart-properties chart:symbol-type="named-symbol" chart:symbol-name="arrow-right" chart:symbol-width="0.25cm" chart:symbol-height="0.25cm"/>
      <style:graphic-properties svg:stroke-width="0.05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666666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481cm" svg:height="8.911cm" xlink:href=".." xlink:type="simple" chart:class="chart:scatter" chart:style-name="ch1">
        <chart:title svg:x="1.23cm" svg:y="0.314cm" chart:style-name="ch2">
          <text:p>Симметричная активная нагрузка</text:p>
        </chart:title>
        <chart:legend chart:legend-position="end" svg:x="7.079cm" svg:y="2.833cm" style:legend-expansion="high" chart:style-name="ch3"/>
        <chart:plot-area chart:style-name="ch4" table:cell-range-address="Лист1.D13:Лист1.E14 Лист1.A13:Лист1.A13 Лист1.A15:Лист1.A15 Лист1.E15:Лист1.E24 Лист1.A17:Лист1.A17 Лист1.A19:Лист1.A19 Лист1.A21:Лист1.A21 Лист1.A23:Лист1.A23" chart:data-source-has-labels="row" svg:x="0.618cm" svg:y="1.525cm" svg:width="6.525cm" svg:height="6.422cm">
          <chartooo:coordinate-region svg:x="0.909cm" svg:y="1.737cm" svg:width="5.994cm" svg:height="5.998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Лист1.E13:Лист1.E14" chart:label-cell-address="Лист1.A13:Лист1.A13" chart:class="chart:scatter">
            <chart:domain table:cell-range-address="Лист1.D13:Лист1.D14"/>
            <chart:data-point chart:repeated="2"/>
          </chart:series>
          <chart:series chart:style-name="ch9" chart:values-cell-range-address="Лист1.E15:Лист1.E16" chart:label-cell-address="Лист1.A15:Лист1.A15" chart:class="chart:scatter">
            <chart:domain table:cell-range-address="Лист1.D15:Лист1.D16"/>
            <chart:data-point chart:repeated="2"/>
          </chart:series>
          <chart:series chart:style-name="ch10" chart:values-cell-range-address="Лист1.E17:Лист1.E18" chart:label-cell-address="Лист1.A17:Лист1.A17" chart:class="chart:scatter">
            <chart:domain table:cell-range-address="Лист1.D17:Лист1.D18"/>
            <chart:data-point chart:repeated="2"/>
          </chart:series>
          <chart:series chart:style-name="ch11" chart:values-cell-range-address="Лист1.E19:Лист1.E20" chart:label-cell-address="Лист1.A19:Лист1.A19" chart:class="chart:scatter">
            <chart:domain table:cell-range-address="Лист1.D19:Лист1.D20"/>
            <chart:data-point chart:repeated="2"/>
          </chart:series>
          <chart:series chart:style-name="ch12" chart:values-cell-range-address="Лист1.E21:Лист1.E22" chart:label-cell-address="Лист1.A21:Лист1.A21" chart:class="chart:scatter">
            <chart:domain table:cell-range-address="Лист1.D21:Лист1.D22"/>
            <chart:data-point chart:repeated="2"/>
          </chart:series>
          <chart:series chart:style-name="ch13" chart:values-cell-range-address="Лист1.E23:Лист1.E24" chart:label-cell-address="Лист1.A23:Лист1.A23" chart:class="chart:scatter">
            <chart:domain table:cell-range-address="Лист1.D23:Лист1.D24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Uab, B</text:p>
                <draw:g>
                  <svg:desc>Лист1.A13:Лист1.A13</svg:desc>
                </draw:g>
              </table:table-cell>
              <table:table-cell office:value-type="string">
                <text:p>Столбец D</text:p>
              </table:table-cell>
              <table:table-cell office:value-type="string">
                <text:p>Ubc, B</text:p>
                <draw:g>
                  <svg:desc>Лист1.A15:Лист1.A15</svg:desc>
                </draw:g>
              </table:table-cell>
              <table:table-cell office:value-type="string">
                <text:p>Столбец D</text:p>
              </table:table-cell>
              <table:table-cell office:value-type="string">
                <text:p>Uca, B</text:p>
                <draw:g>
                  <svg:desc>Лист1.A17:Лист1.A17</svg:desc>
                </draw:g>
              </table:table-cell>
              <table:table-cell office:value-type="string">
                <text:p>Столбец D</text:p>
              </table:table-cell>
              <table:table-cell office:value-type="string">
                <text:p>Iab, A</text:p>
                <draw:g>
                  <svg:desc>Лист1.A19:Лист1.A19</svg:desc>
                </draw:g>
              </table:table-cell>
              <table:table-cell office:value-type="string">
                <text:p>Столбец D</text:p>
              </table:table-cell>
              <table:table-cell office:value-type="string">
                <text:p>Ibc, A</text:p>
                <draw:g>
                  <svg:desc>Лист1.A21:Лист1.A21</svg:desc>
                </draw:g>
              </table:table-cell>
              <table:table-cell office:value-type="string">
                <text:p>Столбец D</text:p>
              </table:table-cell>
              <table:table-cell office:value-type="string">
                <text:p>Ica, A</text:p>
                <draw:g>
                  <svg:desc>Лист1.A23:Лист1.A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89">
                <text:p>0.289</text:p>
                <draw:g>
                  <svg:desc>Лист1.D13:Лист1.D14</svg:desc>
                </draw:g>
              </table:table-cell>
              <table:table-cell office:value-type="float" office:value="0">
                <text:p>0</text:p>
                <draw:g>
                  <svg:desc>Лист1.E13:Лист1.E14</svg:desc>
                </draw:g>
              </table:table-cell>
              <table:table-cell office:value-type="float" office:value="-0.1445">
                <text:p>-0.1445</text:p>
                <draw:g>
                  <svg:desc>Лист1.D15:Лист1.D16</svg:desc>
                </draw:g>
              </table:table-cell>
              <table:table-cell office:value-type="float" office:value="0.250281341693703">
                <text:p>0.250281341693703</text:p>
                <draw:g>
                  <svg:desc>Лист1.E15:Лист1.E16</svg:desc>
                </draw:g>
              </table:table-cell>
              <table:table-cell office:value-type="float" office:value="-0.1445">
                <text:p>-0.1445</text:p>
                <draw:g>
                  <svg:desc>Лист1.D17:Лист1.D18</svg:desc>
                </draw:g>
              </table:table-cell>
              <table:table-cell office:value-type="float" office:value="-0.250281341693703">
                <text:p>-0.250281341693703</text:p>
                <draw:g>
                  <svg:desc>Лист1.E17:Лист1.E18</svg:desc>
                </draw:g>
              </table:table-cell>
              <table:table-cell office:value-type="float" office:value="0.578">
                <text:p>0.578</text:p>
                <draw:g>
                  <svg:desc>Лист1.D19:Лист1.D20</svg:desc>
                </draw:g>
              </table:table-cell>
              <table:table-cell office:value-type="float" office:value="0">
                <text:p>0</text:p>
                <draw:g>
                  <svg:desc>Лист1.E19:Лист1.E20</svg:desc>
                </draw:g>
              </table:table-cell>
              <table:table-cell office:value-type="float" office:value="-0.2885">
                <text:p>-0.2885</text:p>
                <draw:g>
                  <svg:desc>Лист1.D21:Лист1.D22</svg:desc>
                </draw:g>
              </table:table-cell>
              <table:table-cell office:value-type="float" office:value="0.499696657983621">
                <text:p>0.499696657983621</text:p>
                <draw:g>
                  <svg:desc>Лист1.E21:Лист1.E22</svg:desc>
                </draw:g>
              </table:table-cell>
              <table:table-cell office:value-type="float" office:value="-0.2735">
                <text:p>-0.2735</text:p>
                <draw:g>
                  <svg:desc>Лист1.D23:Лист1.D24</svg:desc>
                </draw:g>
              </table:table-cell>
              <table:table-cell office:value-type="float" office:value="-0.473715895870088">
                <text:p>-0.473715895870088</text:p>
                <draw:g>
                  <svg:desc>Лист1.E23:Лист1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